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 Bold1" svg:font-family="'Adobe Caslon Pro Bold'"/>
    <style:font-face style:name="Calibri" svg:font-family="Calibri"/>
    <style:font-face style:name="Verdana" svg:font-family="Verdana"/>
    <style:font-face style:name="Adobe Caslon Pro Bold" svg:font-family="'Adobe Caslon Pro Bold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17in"/>
    </style:style>
    <style:style style:name="co2" style:family="table-column">
      <style:table-column-properties fo:break-before="auto" style:column-width="1.5937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3.5937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2.8228in"/>
    </style:style>
    <style:style style:name="co10" style:family="table-column">
      <style:table-column-properties fo:break-before="auto" style:column-width="2.1146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1.4374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1.4583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1.552in"/>
    </style:style>
    <style:style style:name="co18" style:family="table-column">
      <style:table-column-properties fo:break-before="auto" style:column-width="1.2917in"/>
    </style:style>
    <style:style style:name="co19" style:family="table-column">
      <style:table-column-properties fo:break-before="auto" style:column-width="1.3126in"/>
    </style:style>
    <style:style style:name="co20" style:family="table-column">
      <style:table-column-properties fo:break-before="auto" style:column-width="1.4898in"/>
    </style:style>
    <style:style style:name="co21" style:family="table-column">
      <style:table-column-properties fo:break-before="auto" style:column-width="1.448in"/>
    </style:style>
    <style:style style:name="co22" style:family="table-column">
      <style:table-column-properties fo:break-before="auto" style:column-width="1.4272in"/>
    </style:style>
    <style:style style:name="co23" style:family="table-column">
      <style:table-column-properties fo:break-before="auto" style:column-width="2.2083in"/>
    </style:style>
    <style:style style:name="co24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0.9374in"/>
    </style:style>
    <style:style style:name="co26" style:family="table-column">
      <style:table-column-properties fo:break-before="auto" style:column-width="0.9898in"/>
    </style:style>
    <style:style style:name="co27" style:family="table-column">
      <style:table-column-properties fo:break-before="auto" style:column-width="1.0311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5835in"/>
    </style:style>
    <style:style style:name="co30" style:family="table-column">
      <style:table-column-properties fo:break-before="auto" style:column-width="2.3126in"/>
    </style:style>
    <style:style style:name="co31" style:family="table-column">
      <style:table-column-properties fo:break-before="auto" style:column-width="1.7917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402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8917in" fo:break-before="auto" style:use-optimal-row-height="false"/>
    </style:style>
    <style:style style:name="ro7" style:family="table-row">
      <style:table-row-properties style:row-height="0.1417in" fo:break-before="auto" style:use-optimal-row-height="false"/>
    </style:style>
    <style:style style:name="ro8" style:family="table-row">
      <style:table-row-properties style:row-height="0.38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17in" fo:break-before="auto" style:use-optimal-row-height="fals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2591in" fo:break-before="auto" style:use-optimal-row-height="true"/>
    </style:style>
    <style:style style:name="ro14" style:family="table-row">
      <style:table-row-properties style:row-height="1.6992in" fo:break-before="auto" style:use-optimal-row-height="true"/>
    </style:style>
    <style:style style:name="ro15" style:family="table-row">
      <style:table-row-properties style:row-height="4.1799in" fo:break-before="auto" style:use-optimal-row-height="true"/>
    </style:style>
    <style:style style:name="ro16" style:family="table-row">
      <style:table-row-properties style:row-height="1.7016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style:font-name-asian="Adobe Caslon Pro Bold1" style:font-size-asian="12pt" style:font-name-complex="Adobe Caslon Pro Bold1" style:font-size-complex="12pt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008in solid #000000" fo:background-color="#d6dce4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d6dce4" style:text-align-source="fix" style:repeat-content="false" fo:wrap-option="wrap" fo:border="0.0008in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vertical-align="middle"/>
      <style:text-properties fo:color="#333333" style:font-name="Verdana" style:font-name-asian="Verdana" style:font-name-complex="Verdana"/>
    </style:style>
    <style:style style:name="ce21" style:family="table-cell" style:parent-style-name="Lien_20_hypertexte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2" style:family="table-cell" style:parent-style-name="Lien_20_hypertexte" style:data-style-name="N0">
      <style:table-cell-properties fo:background-color="#d6dce4" style:text-align-source="fix" style:repeat-content="false" fo:wrap-option="wrap" fo:border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25" style:family="table-cell" style:parent-style-name="Monétaire" style:data-style-name="N119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style:font-name-asian="Adobe Caslon Pro Bold1" style:font-size-asian="12pt" style:font-name-complex="Adobe Caslon Pro Bold1" style:font-size-complex="12pt"/>
    </style:style>
    <style:style style:name="ce26" style:family="table-cell" style:parent-style-name="Monétaire" style:data-style-name="N119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7" style:family="table-cell" style:parent-style-name="Monétaire" style:data-style-name="N119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28" style:family="table-cell" style:parent-style-name="Monétaire" style:data-style-name="N119">
      <style:table-cell-properties fo:background-color="#d6dce4" style:text-align-source="fix" style:repeat-content="false" fo:wrap-option="wrap" fo:border="0.0008in solid #000000" style:vertical-align="middle"/>
      <style:paragraph-properties fo:text-align="center"/>
    </style:style>
    <style:style style:name="ce29" style:family="table-cell" style:parent-style-name="Monétaire" style:data-style-name="N119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30" style:family="table-cell" style:parent-style-name="Monétaire" style:data-style-name="N119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31" style:family="table-cell" style:parent-style-name="Monétaire" style:data-style-name="N119"/>
    <style:style style:name="ce32" style:family="table-cell" style:parent-style-name="Monétaire" style:data-style-name="N119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33" style:family="table-cell" style:parent-style-name="Monétaire" style:data-style-name="N119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4" style:family="table-cell" style:parent-style-name="Monétaire" style:data-style-name="N119">
      <style:table-cell-properties fo:border-bottom="0.0008in solid #000000" fo:background-color="#d6dce4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5" style:family="table-cell" style:parent-style-name="Monétaire" style:data-style-name="N119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0.0008in solid #000000" fo:background-color="#ffffff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008in solid #000000" fo:background-color="#d9e1f2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9e1f2" style:text-align-source="fix" style:repeat-content="false" fo:wrap-option="wrap" fo:border="0.0008in solid #000000" style:vertical-align="middle"/>
      <style:paragraph-properties fo:text-align="center"/>
    </style:style>
    <style:style style:name="ce39" style:family="table-cell" style:parent-style-name="Lien_20_hypertexte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00" style:text-underline-style="none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Lien_20_hypertexte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Monétaire" style:data-style-name="N119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/>
      <style:text-properties style:font-name="Adobe Caslon Pro Bold" fo:font-size="12pt" fo:font-weight="bold" style:font-name-asian="Adobe Caslon Pro Bold1" style:font-size-asian="12pt" style:font-weight-asian="bold" style:font-name-complex="Adobe Caslon Pro Bold1" style:font-size-complex="12pt" style:font-weight-complex="bold"/>
    </style:style>
    <style:style style:name="ce43" style:family="table-cell" style:parent-style-name="Monétaire" style:data-style-name="N119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Monétaire" style:data-style-name="N119">
      <style:table-cell-properties fo:background-color="#d9e1f2" style:text-align-source="fix" style:repeat-content="false" fo:wrap-option="wrap" fo:border="0.0008in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Monétaire" style:data-style-name="N119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Monétaire" style:data-style-name="N119">
      <style:table-cell-properties fo:border-bottom="0.0008in solid #000000" fo:background-color="#d9e1f2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style:text-align-source="fix" style:repeat-content="false" fo:border="0.02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0">
      <style:table-cell-properties fo:border-bottom="0.000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order-bottom="0.000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0.0008in solid #000000" fo:wrap-option="wrap" fo:border-left="0.028in solid #000000" fo:border-right="0.028in solid #000000" fo:border-top="none" style:vertical-align="middle"/>
    </style:style>
    <style:style style:name="ce53" style:family="table-cell" style:parent-style-name="Default" style:data-style-name="N0">
      <style:table-cell-properties fo:border-bottom="none" style:text-align-source="fix" style:repeat-content="false" fo:wrap-option="wrap" fo:border-left="0.028in solid #000000" fo:border-right="0.028in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0.028in solid #000000" style:text-align-source="fix" style:repeat-content="false" fo:background-color="transparent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0008in solid #000000" style:text-align-source="fix" style:repeat-content="false" fo:border-left="0.028in solid #000000" fo:border-right="0.028in solid #000000" fo:border-top="0.0008in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0.028in solid #000000" style:text-align-source="fix" style:repeat-content="false" fo:border-left="0.028in solid #000000" fo:border-right="0.028in solid #000000" fo:border-top="0.0008in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008in solid #000000" style:text-align-source="fix" style:repeat-content="false" fo:background-color="transparent" fo:border-left="0.028in solid #000000" fo:border-right="0.028in solid #000000" fo:border-top="0.0008in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0.028in solid #000000" style:text-align-source="fix" style:repeat-content="false" fo:background-color="transparent" fo:border-left="0.028in solid #000000" fo:border-right="0.028in solid #000000" fo:border-top="0.0008in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order-bottom="0.028in solid #000000" style:text-align-source="fix" style:repeat-content="false" fo:wrap-option="wrap" fo:border-left="0.028in solid #000000" fo:border-right="0.028in solid #000000" fo:border-top="0.0008in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wrap-option="wrap" style:vertical-align="automatic"/>
    </style:style>
    <style:style style:name="ce63" style:family="table-cell" style:parent-style-name="Default" style:data-style-name="N0">
      <style:table-cell-properties fo:border-bottom="0.028in solid #000000" style:text-align-source="fix" style:repeat-content="false" fo:border-left="none" fo:border-right="0.028in solid #000000" fo:border-top="0.028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order-bottom="0.0008in solid #000000" style:text-align-source="fix" style:repeat-content="false" fo:border-left="none" fo:border-right="0.028in solid #000000" fo:border-top="0.0008in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28in solid #000000" style:text-align-source="fix" style:repeat-content="false" fo:border-left="none" fo:border-right="0.028in solid #000000" fo:border-top="0.0008in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mer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6" table:default-cell-style-name="ce5"/>
        <table:table-column table:style-name="co5" table:number-columns-repeated="1014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Lie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Prix HT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12" office:value-type="string">
            <text:p>Prix TTC</text:p>
          </table:table-cell>
          <table:table-cell table:style-name="ce4" office:value-type="string">
            <text:p>Nb de carte: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20Ω <text:s/>R-EU_R0805</text:p>
          </table:table-cell>
          <table:table-cell table:style-name="ce2"/>
          <table:table-cell table:style-name="ce9"/>
          <table:table-cell table:style-name="ce10"/>
          <table:table-cell table:style-name="ce7"/>
          <table:table-cell table:style-name="ce2" table:formula="of:=[.M1]*3" office:value-type="float" office:value="9">
            <text:p>9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2.2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0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2" office:value-type="float" office:value="6">
            <text:p>6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2k<text:span text:style-name="T1">Ω <text:s/>R-</text:span><text:span text:style-name="T1">EU_R0805</text:span>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Resistance</text:p>
          </table:table-cell>
          <table:table-cell table:style-name="ce7" office:value-type="string">
            <text:p>18kΩ <text:s/>R-EU_R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DIODE</text:p>
          </table:table-cell>
          <table:table-cell table:style-name="ce7" office:value-type="string">
            <text:p>1N4004 DO41-10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0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0.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1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Condensateur</text:p>
          </table:table-cell>
          <table:table-cell table:style-name="ce7" office:value-type="string">
            <text:p>2.2µF C-EUC0805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3">
          <table:table-cell table:style-name="ce2" office:value-type="string">
            <text:p>Condensateur</text:p>
          </table:table-cell>
          <table:table-cell table:style-name="ce7" office:value-type="string">
            <text:p>150µF CPOL-EU153CLV-0605</text:p>
          </table:table-cell>
          <table:table-cell table:style-name="ce2" office:value-type="string">
            <text:p>Farnell</text:p>
          </table:table-cell>
          <table:table-cell table:style-name="ce7" office:value-type="string">
            <text:p>https://fr.farnell.com/panasonic/eeeftv151xap/condensateur-150-f-35v-radial/dp/1868418</text:p>
          </table:table-cell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NPN TRANSISTOR</text:p>
          </table:table-cell>
          <table:table-cell table:style-name="ce7" office:value-type="string">
            <text:p>2N2369 <text:s/>TO18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N-CHANNEL MOS FET</text:p>
          </table:table-cell>
          <table:table-cell table:style-name="ce7" office:value-type="string">
            <text:p>BSS138 <text:s/>SOT23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2">
          <table:table-cell table:style-name="ce2" office:value-type="string">
            <text:p>General purpose bipolar Timer</text:p>
          </table:table-cell>
          <table:table-cell table:style-name="ce7" office:value-type="string">
            <text:p>NE555 <text:s/>DIL-08</text:p>
          </table:table-cell>
          <table:table-cell table:style-name="ce2" table:number-columns-repeated="2"/>
          <table:table-cell table:style-name="ce7" table:number-columns-repeated="2"/>
          <table:table-cell table:style-name="ce2" table:formula="of:=[.M1]*1" office:value-type="float" office:value="3">
            <text:p>3</text:p>
          </table:table-cell>
          <table:table-cell table:style-name="ce7" table:number-columns-repeated="3"/>
          <table:table-cell table:style-name="ce13"/>
          <table:table-cell table:style-name="ce4" table:number-columns-repeated="7"/>
          <table:table-cell table:number-columns-repeated="1006"/>
        </table:table-row>
        <table:table-row table:style-name="ro4">
          <table:table-cell table:style-name="ce3" office:value-type="string">
            <text:p>INVERTER Gate</text:p>
          </table:table-cell>
          <table:table-cell table:style-name="ce8" office:value-type="string">
            <text:p>TC4S584F _ 74AHC1G04DBV SOT23-5</text:p>
          </table:table-cell>
          <table:table-cell table:style-name="ce3" table:number-columns-repeated="2"/>
          <table:table-cell table:style-name="ce8" table:number-columns-repeated="2"/>
          <table:table-cell table:style-name="ce3" table:formula="of:=[.M1]*2" office:value-type="float" office:value="6">
            <text:p>6</text:p>
          </table:table-cell>
          <table:table-cell table:style-name="ce8" table:number-columns-repeated="3"/>
          <table:table-cell table:style-name="ce14"/>
          <table:table-cell table:style-name="ce4" table:number-columns-repeated="7"/>
          <table:table-cell table:number-columns-repeated="1006"/>
        </table:table-row>
        <table:table-row table:style-name="ro5" table:number-rows-repeated="9">
          <table:table-cell table:style-name="ce4" table:number-columns-repeated="18"/>
          <table:table-cell table:number-columns-repeated="1006"/>
        </table:table-row>
        <table:table-row table:style-name="ro5" table:number-rows-repeated="9">
          <table:table-cell table:style-name="ce4" table:number-columns-repeated="17"/>
          <table:table-cell table:number-columns-repeated="1007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te_avant" table:style-name="ta1">
        <table:table-column table:style-name="co4" table:number-columns-repeated="4" table:default-cell-style-name="ce5"/>
        <table:table-column table:style-name="co6" table:default-cell-style-name="ce5"/>
        <table:table-column table:style-name="co4" table:default-cell-style-name="ce31"/>
        <table:table-column table:style-name="co4" table:number-columns-repeated="4" table:default-cell-style-name="ce5"/>
        <table:table-column table:style-name="co4" table:default-cell-style-name="ce31"/>
        <table:table-column table:style-name="co5" table:default-cell-style-name="ce5"/>
        <table:table-column table:style-name="co7" table:default-cell-style-name="ce5"/>
        <table:table-column table:style-name="co5" table:number-columns-repeated="1011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11" office:value-type="string">
            <text:p>Référence</text:p>
          </table:table-cell>
          <table:table-cell table:style-name="ce11" office:value-type="string">
            <text:p>Lien</text:p>
          </table:table-cell>
          <table:table-cell table:style-name="ce25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6">
          <table:table-cell table:style-name="ce15" office:value-type="string">
            <text:p>Boite</text:p>
          </table:table-cell>
          <table:table-cell table:style-name="ce7" office:value-type="string">
            <text:p>Boite de carte arrière: 80x82x55mm, IP65</text:p>
          </table:table-cell>
          <table:table-cell table:style-name="ce7" office:value-type="string">
            <text:p>Farnell</text:p>
          </table:table-cell>
          <table:table-cell table:style-name="ce7" office:value-type="float" office:value="1217454">
            <text:p>1217454</text:p>
          </table:table-cell>
          <table:table-cell table:style-name="ce21" office:value-type="string">
            <text:p><text:a xlink:href="https://fr.farnell.com/bopla/02210000/revetement-plastique-euromas/dp/1217454">https://fr.farnell.com/bopla/02210000/revetement-plastique-euromas/dp/1217454</text:a></text:p>
          </table:table-cell>
          <table:table-cell table:style-name="ce26" office:value-type="currency" office:currency="EUR" office:value="19.99">
            <text:p>19.99 € </text:p>
          </table:table-cell>
          <table:table-cell table:style-name="ce7" table:formula="of:=1*[.N1]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/>
          <table:table-cell table:style-name="ce33" table:formula="of:=[Carte_avant.$F2]*1.2*[Carte_avant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7">
          <table:table-cell table:style-name="ce15"/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21"/>
          <table:table-cell table:style-name="ce27"/>
          <table:table-cell table:style-name="ce15"/>
          <table:table-cell table:style-name="ce7"/>
          <table:table-cell table:style-name="ce7"/>
          <table:table-cell table:style-name="ce7"/>
          <table:table-cell table:style-name="ce33" table:formula="of:=[Carte_avant.$F3]*1.2*[Carte_avant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ésistance</text:p>
          </table:table-cell>
          <table:table-cell table:style-name="ce18" office:value-type="string">
            <text:p>120Ω, cms, package R0805</text:p>
          </table:table-cell>
          <table:table-cell table:style-name="ce7" office:value-type="string">
            <text:p>Farnell</text:p>
          </table:table-cell>
          <table:table-cell table:style-name="ce20" office:value-type="float" office:value="9333819">
            <text:p>9333819</text:p>
          </table:table-cell>
          <table:table-cell table:style-name="ce22" office:value-type="string">
            <text:p><text:a xlink:href="https://fr.farnell.com/multicomp/mc01w08055120r/res-couche-epaisse-120r-5-0-1w/dp/9333819">https://fr.farnell.com/multicomp/mc01w08055120r/res-couche-epaisse-120r-5-0-1w/dp/9333819</text:a></text:p>
          </table:table-cell>
          <table:table-cell table:style-name="ce28" office:value-type="string" office:string-value="0,057 les 10">
            <text:p>0,057 les 10 </text:p>
          </table:table-cell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4]*1.2*[Carte_avant.$I4]" office:value-type="currency" office:currency="EUR" office:value="0">
            <text:p>#VALEUR !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19" office:value-type="string">
            <text:p>330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5]*1.2*[Carte_avant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19" office:value-type="string">
            <text:p>1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6]*1.2*[Carte_avant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2.2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7]*1.2*[Carte_avant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kΩ, cms, package R0805</text:p>
          </table:table-cell>
          <table:table-cell table:style-name="ce7" table:number-columns-repeated="3"/>
          <table:table-cell table:style-name="ce26"/>
          <table:table-cell table:style-name="ce7" table:formula="of:=6*[.N1]" office:value-type="float" office:value="18">
            <text:p>18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8]*1.2*[Carte_avant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0kΩ, cms, package R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9]*1.2*[Carte_avant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densateur</text:p>
          </table:table-cell>
          <table:table-cell table:style-name="ce18" office:value-type="string">
            <text:p>27pF, cms, package C0805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0]*1.2*[Carte_avant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nF, cms, package C0603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1]*1.2*[Carte_avant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,1µF, cms, package C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2]*1.2*[Carte_avant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3]*1.2*[Carte_avant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4]*1.2*[Carte_avant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8">
          <table:table-cell table:style-name="ce15" office:value-type="string">
            <text:p>Condensateur</text:p>
          </table:table-cell>
          <table:table-cell table:style-name="ce7" office:value-type="string">
            <text:p>1000µF, package E25-10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5]*1.2*[Carte_avant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Pins connecteur Blanc</text:p>
          </table:table-cell>
          <table:table-cell table:style-name="ce18" office:value-type="string">
            <text:p>Connecteur 2 entrées, package 6410-02</text:p>
          </table:table-cell>
          <table:table-cell table:style-name="ce18" table:number-columns-repeated="3"/>
          <table:table-cell table:style-name="ce28"/>
          <table:table-cell table:style-name="ce18" table:formula="of:=3*[.N1]" office:value-type="float" office:value="9">
            <text:p>9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6]*1.2*[Carte_avant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Pins connecteur Blanc</text:p>
          </table:table-cell>
          <table:table-cell table:style-name="ce7" office:value-type="string">
            <text:p>Connecteur 9 entrées, package 6410-09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17]*1.2*[Carte_avant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USB Connecteur boîte</text:p>
          </table:table-cell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21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27"/>
          <table:table-cell table:style-name="ce15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33" table:formula="of:=[Carte_avant.$F18]*1.2*[Carte_avant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6" office:value-type="string">
            <text:p>Transistor MOSFET </text:p>
          </table:table-cell>
          <table:table-cell table:style-name="ce18" office:value-type="string">
            <text:p>BSS138 N-channel MOSFET, package SOT23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19]*1.2*[Carte_avant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Jumper</text:p>
          </table:table-cell>
          <table:table-cell table:style-name="ce7" office:value-type="string">
            <text:p>package JP2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0]*1.2*[Carte_avant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15" office:value-type="string">
            <text:p>Régulateur de tension</text:p>
          </table:table-cell>
          <table:table-cell table:style-name="ce7" office:value-type="string">
            <text:p>Low-dropout linear regulator 5V <text:s/>-LM1117IMPX-5.0, package linear SOT223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1]*1.2*[Carte_avant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Horloge à quartz</text:p>
          </table:table-cell>
          <table:table-cell table:style-name="ce7" office:value-type="string">
            <text:p><text:s/>packageHC-49-SLF, Crystal 16MHz, 30ppm, 2-Pi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2]*1.2*[Carte_avant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1, package 1X01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3]*1.2*[Carte_avant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2, package 1X02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4]*1.2*[Carte_avant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7" office:value-type="string">
            <text:p>PH 1x8, package 1x08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5]*1.2*[Carte_avant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Bouton</text:p>
          </table:table-cell>
          <table:table-cell table:style-name="ce7" office:value-type="string">
            <text:p>Switch-pushbutton, package TACT_PANA-EVQ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vant.$F26]*1.2*[Carte_avant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16" office:value-type="string">
            <text:p>Controleur CAN</text:p>
          </table:table-cell>
          <table:table-cell table:style-name="ce18" office:value-type="string">
            <text:p>MCP2515-I_SO, package SOIC127P1030X265-18N</text:p>
          </table:table-cell>
          <table:table-cell table:style-name="ce18" table:number-columns-repeated="3"/>
          <table:table-cell table:style-name="ce28"/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vant.$F27]*1.2*[Carte_avant.$I2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Controleur CAN</text:p>
          </table:table-cell>
          <table:table-cell table:style-name="ce8" office:value-type="string">
            <text:p>MCP2562-E_SN, package SOIC127P600X175-8N</text:p>
          </table:table-cell>
          <table:table-cell table:style-name="ce8" table:number-columns-repeated="3"/>
          <table:table-cell table:style-name="ce29"/>
          <table:table-cell table:style-name="ce8" table:formula="of:=1*[.N1]" office:value-type="float" office:value="3">
            <text:p>3</text:p>
          </table:table-cell>
          <table:table-cell table:style-name="ce8"/>
          <table:table-cell table:style-name="ce8"/>
          <table:table-cell table:style-name="ce8"/>
          <table:table-cell table:style-name="ce35" table:formula="of:=[Carte_avant.$F28]*1.2*[Carte_avant.$I2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Teensy</text:p>
          </table:table-cell>
          <table:table-cell table:style-name="ce7" office:value-type="string">
            <text:p>Carte Teensy 3.2</text:p>
          </table:table-cell>
          <table:table-cell table:style-name="ce7"/>
          <table:table-cell table:style-name="ce13"/>
          <table:table-cell table:style-name="ce23"/>
          <table:table-cell table:style-name="ce27"/>
          <table:table-cell table:style-name="ce15" table:formula="of:=1*[.N1]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7"/>
          <table:table-cell table:style-name="ce33" table:formula="of:=[Carte_avant.$F29]*1.2*[Carte_avant.$I2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8" table:number-columns-repeated="2"/>
          <table:table-cell table:style-name="ce14"/>
          <table:table-cell table:style-name="ce24"/>
          <table:table-cell table:style-name="ce30"/>
          <table:table-cell table:style-name="ce17"/>
          <table:table-cell table:style-name="ce8"/>
          <table:table-cell table:style-name="ce8"/>
          <table:table-cell table:style-name="ce8"/>
          <table:table-cell table:style-name="ce35" table:formula="of:=[Carte_avant.$F30]*1.2*[Carte_avant.$I3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te_arrière" table:style-name="ta1">
        <table:table-column table:style-name="co4" table:number-columns-repeated="2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4" table:default-cell-style-name="ce31"/>
        <table:table-column table:style-name="co4" table:default-cell-style-name="ce5"/>
        <table:table-column table:style-name="co10" table:default-cell-style-name="ce5"/>
        <table:table-column table:style-name="co4" table:number-columns-repeated="2" table:default-cell-style-name="ce5"/>
        <table:table-column table:style-name="co4" table:default-cell-style-name="ce31"/>
        <table:table-column table:style-name="co11" table:default-cell-style-name="ce5"/>
        <table:table-column table:style-name="co12" table:default-cell-style-name="ce5"/>
        <table:table-column table:style-name="co5" table:number-columns-repeated="1011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/>
          <table:table-cell office:value-type="string">
            <text:p>Nombre de Carte: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15" office:value-type="string">
            <text:p>Boite</text:p>
          </table:table-cell>
          <table:table-cell table:style-name="ce7" office:value-type="string">
            <text:p>Boite de carte arrière: 80x80x43mm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919-0395</text:p>
          </table:table-cell>
          <table:table-cell table:style-name="ce21" office:value-type="string">
            <text:p><text:a xlink:href="https://fr.rs-online.com/web/p/boitiers-pour-usage-general/9190395/">https://fr.rs-online.com/web/p/boitiers-pour-usage-general/9190395/</text:a></text:p>
          </table:table-cell>
          <table:table-cell table:style-name="ce43" office:value-type="currency" office:currency="EUR" office:value="4.45">
            <text:p>4.45 € </text:p>
          </table:table-cell>
          <table:table-cell table:style-name="ce7" table:formula="of:=1*[.N1]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/>
          <table:table-cell table:style-name="ce45"/>
          <table:table-cell table:style-name="ce46" table:formula="of:=[Carte_arrière.$F2]*1.2*[Carte_arrière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1">
          <table:table-cell table:style-name="ce15" office:value-type="string">
            <text:p>Boite</text:p>
          </table:table-cell>
          <table:table-cell table:style-name="ce7" office:value-type="string">
            <text:p>Boite de carte arrière: 90x90x90mm</text:p>
          </table:table-cell>
          <table:table-cell table:style-name="ce39" office:value-type="string">
            <text:p>Farnell</text:p>
          </table:table-cell>
          <table:table-cell table:style-name="ce7" office:value-type="float" office:value="2469989">
            <text:p>2469989</text:p>
          </table:table-cell>
          <table:table-cell table:style-name="ce21" office:value-type="string">
            <text:p><text:a xlink:href="https://fr.farnell.com/hammond/1554ee2gysl/coffret-pcb-pc-gris/dp/2469989">https://fr.farnell.com/hammond/1554ee2gysl/coffret-pcb-pc-gris/dp/2469989</text:a></text:p>
          </table:table-cell>
          <table:table-cell table:style-name="ce26" office:value-type="currency" office:currency="EUR" office:value="11.04">
            <text:p>11.04 € </text:p>
          </table:table-cell>
          <table:table-cell table:style-name="ce7" table:formula="of:=1*[.N1]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/>
          <table:table-cell table:style-name="ce33" table:formula="of:=[Carte_arrière.$F3]*1.2*[Carte_arrière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ésistance</text:p>
          </table:table-cell>
          <table:table-cell table:style-name="ce18" office:value-type="string">
            <text:p>120Ω, cms, package R0805</text:p>
          </table:table-cell>
          <table:table-cell table:style-name="ce18" table:number-columns-repeated="3"/>
          <table:table-cell table:style-name="ce28"/>
          <table:table-cell table:style-name="ce18" table:formula="of:=1*[.N1]" office:value-type="float" office:value="3">
            <text:p>3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4]*1.2*[Carte_arrière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330Ω, cms, package R0805</text:p>
          </table:table-cell>
          <table:table-cell table:style-name="ce7" table:number-columns-repeated="3"/>
          <table:table-cell table:style-name="ce26"/>
          <table:table-cell table:style-name="ce7" table:formula="of:=4*[.N1]" office:value-type="float" office:value="12">
            <text:p>12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5]*1.2*[Carte_arrière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6]*1.2*[Carte_arrière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4.7kΩ, cms, package R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7]*1.2*[Carte_arrière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6.8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8]*1.2*[Carte_arrière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k<text:span text:style-name="T1">Ω, cms, </text:span><text:span text:style-name="T1">package R0805</text:span></text:p>
          </table:table-cell>
          <table:table-cell table:style-name="ce7" table:number-columns-repeated="3"/>
          <table:table-cell table:style-name="ce26"/>
          <table:table-cell table:style-name="ce7" table:formula="of:=16*[.N1]" office:value-type="float" office:value="48">
            <text:p>48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9]*1.2*[Carte_arrière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8kΩ, cms, package R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0]*1.2*[Carte_arrière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Résistance</text:p>
          </table:table-cell>
          <table:table-cell table:style-name="ce7" office:value-type="string">
            <text:p>100k<text:span text:style-name="T1">Ω, cms, </text:span><text:span text:style-name="T1">package R0805</text:span>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1]*1.2*[Carte_arrière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densateur</text:p>
          </table:table-cell>
          <table:table-cell table:style-name="ce18" office:value-type="string">
            <text:p>27pF, cms, package C0805</text:p>
          </table:table-cell>
          <table:table-cell table:style-name="ce18" table:number-columns-repeated="3"/>
          <table:table-cell table:style-name="ce28"/>
          <table:table-cell table:style-name="ce18" table:formula="of:=4*[.N1]" office:value-type="float" office:value="12">
            <text:p>12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12]*1.2*[Carte_arrière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nF, cms, package C0603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3]*1.2*[Carte_arrière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.1µF, cms, package C0805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4]*1.2*[Carte_arrière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0.33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5]*1.2*[Carte_arrière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6]*1.2*[Carte_arrière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µF, cms, package C0805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7]*1.2*[Carte_arrière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Condensateur</text:p>
          </table:table-cell>
          <table:table-cell table:style-name="ce7" office:value-type="string">
            <text:p>1000µF, chimique, package E25-10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18]*1.2*[Carte_arrière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Pin Connecteur blanc</text:p>
          </table:table-cell>
          <table:table-cell table:style-name="ce18" office:value-type="string">
            <text:p>2 entrées, package 6410-02 </text:p>
          </table:table-cell>
          <table:table-cell table:style-name="ce18" office:value-type="string">
            <text:p>Molex</text:p>
          </table:table-cell>
          <table:table-cell table:style-name="ce18" table:number-columns-repeated="2"/>
          <table:table-cell table:style-name="ce28"/>
          <table:table-cell table:style-name="ce18" table:formula="of:=2*[.N1]" office:value-type="float" office:value="6">
            <text:p>6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19]*1.2*[Carte_arrière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3 entrées, package 6410-03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0]*1.2*[Carte_arrière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6 entrées, package 6410-06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1]*1.2*[Carte_arrière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36" office:value-type="string">
            <text:p>Pin Connecteur blanc</text:p>
          </table:table-cell>
          <table:table-cell table:style-name="ce7" office:value-type="string">
            <text:p>7 entrées, package 6410-07</text:p>
          </table:table-cell>
          <table:table-cell table:style-name="ce7" office:value-type="string">
            <text:p>Molex</text:p>
          </table:table-cell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2]*1.2*[Carte_arrière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USB Connecteur boîte</text:p>
          </table:table-cell>
          <table:table-cell table:style-name="ce7"/>
          <table:table-cell table:style-name="ce7" office:value-type="string">
            <text:p>Farnell</text:p>
          </table:table-cell>
          <table:table-cell table:style-name="ce13"/>
          <table:table-cell table:style-name="ce41" office:value-type="string">
            <text:p><text:a xlink:href="https://il.farnell.com/amphenol-commercial-products/musbrb55130/sealed-usb-2-0-type-mini-b-rcpt/dp/2708983">https://il.farnell.com/amphenol-commercial-products/musbrb55130/sealed-usb-2-0-type-mini-b-rcpt/dp/2708983</text:a></text:p>
          </table:table-cell>
          <table:table-cell table:style-name="ce27"/>
          <table:table-cell table:style-name="ce15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33" table:formula="of:=[Carte_avant.$F23]*1.2*[Carte_avant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Transistor MOSFET</text:p>
          </table:table-cell>
          <table:table-cell table:style-name="ce18" office:value-type="string">
            <text:p>BSS138, N-channel MOSFET</text:p>
          </table:table-cell>
          <table:table-cell table:style-name="ce18" table:number-columns-repeated="3"/>
          <table:table-cell table:style-name="ce28"/>
          <table:table-cell table:style-name="ce18" table:formula="of:=9*[.N1]" office:value-type="float" office:value="27">
            <text:p>27</text:p>
          </table:table-cell>
          <table:table-cell table:style-name="ce18"/>
          <table:table-cell table:style-name="ce18"/>
          <table:table-cell table:style-name="ce18"/>
          <table:table-cell table:style-name="ce34" table:formula="of:=[Carte_arrière.$F24]*1.2*[Carte_arrière.$I24]" office:value-type="currency" office:currency="EUR" office:value="0">
            <text:p><text:s/>-00 € </text:p>
          </table:table-cell>
          <table:table-cell table:style-name="ce48" table:number-columns-repeated="1013"/>
        </table:table-row>
        <table:table-row table:style-name="ro9">
          <table:table-cell table:style-name="ce15" office:value-type="string">
            <text:p>Cristal horloge</text:p>
          </table:table-cell>
          <table:table-cell table:style-name="ce7" office:value-type="string">
            <text:p>Package HC-49-SLF Crystal 16MHz, 30ppm, 2-Pi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5]*1.2*[Carte_arrière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2">
          <table:table-cell table:style-name="ce15" office:value-type="string">
            <text:p>Regulateur de tension</text:p>
          </table:table-cell>
          <table:table-cell table:style-name="ce7" office:value-type="string">
            <text:p>Low-dropout linear regulator 5V <text:s/>-LM1117IMPX-5.0, Package LINEAR_SOT223</text:p>
          </table:table-cell>
          <table:table-cell table:style-name="ce40"/>
          <table:table-cell table:style-name="ce7" table:number-columns-repeated="2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6]*1.2*[Carte_arrière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Jumper </text:p>
          </table:table-cell>
          <table:table-cell table:style-name="ce7" office:value-type="string">
            <text:p>package JP2</text:p>
          </table:table-cell>
          <table:table-cell table:style-name="ce7" table:number-columns-repeated="3"/>
          <table:table-cell table:style-name="ce26"/>
          <table:table-cell table:style-name="ce7" table:formula="of:=2*[.N1]" office:value-type="float" office:value="6">
            <text:p>6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7]*1.2*[Carte_arrière.$I2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8" office:value-type="string">
            <text:p>PH 1x1, package 1x01 </text:p>
          </table:table-cell>
          <table:table-cell table:style-name="ce8" table:number-columns-repeated="3"/>
          <table:table-cell table:style-name="ce29"/>
          <table:table-cell table:style-name="ce8" table:formula="of:=3*[.N1]" office:value-type="float" office:value="9">
            <text:p>9</text:p>
          </table:table-cell>
          <table:table-cell table:style-name="ce8"/>
          <table:table-cell table:style-name="ce8"/>
          <table:table-cell table:style-name="ce8"/>
          <table:table-cell table:style-name="ce35" table:formula="of:=[Carte_arrière.$F28]*1.2*[Carte_arrière.$I2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Pin Header </text:p>
          </table:table-cell>
          <table:table-cell table:style-name="ce8" office:value-type="string">
            <text:p>PH 1x2, package 1x02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29]*1.2*[Carte_arrière.$I2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Bouton</text:p>
          </table:table-cell>
          <table:table-cell table:style-name="ce7" office:value-type="string">
            <text:p>switch button package tact_pana-evq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30]*1.2*[Carte_arrière.$I3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10">
          <table:table-cell table:style-name="ce37" office:value-type="string">
            <text:p>Contrôleur CAN</text:p>
          </table:table-cell>
          <table:table-cell table:style-name="ce38" office:value-type="string">
            <text:p>MCP2515-I_SO, package SOIC127P1030X265-18N</text:p>
          </table:table-cell>
          <table:table-cell table:style-name="ce38" table:number-columns-repeated="3"/>
          <table:table-cell table:style-name="ce44"/>
          <table:table-cell table:style-name="ce38" table:formula="of:=1*[.N1]" office:value-type="float" office:value="3">
            <text:p>3</text:p>
          </table:table-cell>
          <table:table-cell table:style-name="ce38"/>
          <table:table-cell table:style-name="ce38"/>
          <table:table-cell table:style-name="ce38"/>
          <table:table-cell table:style-name="ce47" table:formula="of:=[Carte_arrière.$F31]*1.2*[Carte_arrière.$I3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9">
          <table:table-cell table:style-name="ce15" office:value-type="string">
            <text:p>Contrôleur CAN</text:p>
          </table:table-cell>
          <table:table-cell table:style-name="ce7" office:value-type="string">
            <text:p>MCP2562-E_SN, package SOIC127P600X175-8N</text:p>
          </table:table-cell>
          <table:table-cell table:style-name="ce7" table:number-columns-repeated="3"/>
          <table:table-cell table:style-name="ce26"/>
          <table:table-cell table:style-name="ce7" table:formula="of:=1*[.N1]" office:value-type="float" office:value="3">
            <text:p>3</text:p>
          </table:table-cell>
          <table:table-cell table:style-name="ce7"/>
          <table:table-cell table:style-name="ce7"/>
          <table:table-cell table:style-name="ce7"/>
          <table:table-cell table:style-name="ce33" table:formula="of:=[Carte_arrière.$F32]*1.2*[Carte_arrière.$I3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37" office:value-type="string">
            <text:p>Carte teensy</text:p>
          </table:table-cell>
          <table:table-cell table:style-name="ce38" office:value-type="string">
            <text:p>Teensy 3.2</text:p>
          </table:table-cell>
          <table:table-cell table:style-name="ce38" table:number-columns-repeated="3"/>
          <table:table-cell table:style-name="ce44"/>
          <table:table-cell table:style-name="ce38" table:formula="of:=1*[.N1]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/>
          <table:table-cell table:style-name="ce47" table:formula="of:=[Carte_arrière.$F33]*1.2*[Carte_arrière.$I3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Carte_arrière.$F34]*1.2*[Carte_arrière.$I3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isceau" table:style-name="ta2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013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/>
          <table:table-cell table:style-name="ce39"/>
          <table:table-cell table:style-name="ce7"/>
          <table:table-cell table:style-name="ce21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]*1.2*[Faisceau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3]*1.2*[Faisceau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4]*1.2*[Faisceau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5]*1.2*[Faisceau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6]*1.2*[Faisceau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7]*1.2*[Faisceau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8]*1.2*[Faisceau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9]*1.2*[Faisceau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0]*1.2*[Faisceau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1]*1.2*[Faisceau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2]*1.2*[Faisceau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3]*1.2*[Faisceau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4]*1.2*[Faisceau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5]*1.2*[Faisceau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6]*1.2*[Faisceau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7]*1.2*[Faisceau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8]*1.2*[Faisceau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19]*1.2*[Faisceau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0]*1.2*[Faisceau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1]*1.2*[Faisceau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2]*1.2*[Faisceau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3]*1.2*[Faisceau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4]*1.2*[Faisceau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Faisceau.$F25]*1.2*[Faisceau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Faisceau.$F26]*1.2*[Faisceau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eau_de_Bord" table:style-name="ta2">
        <table:table-column table:style-name="co7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3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013" table:default-cell-style-name="ce5"/>
        <table:table-row table:style-name="ro1">
          <table:table-cell table:style-name="ce1" office:value-type="string">
            <text:p>Composan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Fournisseur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Lien </text:p>
          </table:table-cell>
          <table:table-cell table:style-name="ce42" office:value-type="string" office:string-value="Prix HT">
            <text:p>Prix HT </text:p>
          </table:table-cell>
          <table:table-cell table:style-name="ce11" office:value-type="string">
            <text:p>Quantité requise</text:p>
          </table:table-cell>
          <table:table-cell table:style-name="ce11" office:value-type="string">
            <text:p>Quantité déjà à Bron</text:p>
          </table:table-cell>
          <table:table-cell table:style-name="ce6" office:value-type="string">
            <text:p>Quantité achetée</text:p>
          </table:table-cell>
          <table:table-cell table:style-name="ce6" office:value-type="string">
            <text:p>Réduction</text:p>
          </table:table-cell>
          <table:table-cell table:style-name="ce32" office:value-type="string" office:string-value="Prix TTC">
            <text:p>Prix TTC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Led Rouge </text:p>
          </table:table-cell>
          <table:table-cell table:style-name="ce7"/>
          <table:table-cell table:style-name="ce39"/>
          <table:table-cell table:style-name="ce7"/>
          <table:table-cell table:style-name="ce21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]*1.2*[Tableau_de_Bord.$I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Led Bleu</text:p>
          </table:table-cell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3]*1.2*[Tableau_de_Bord.$I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4]*1.2*[Tableau_de_Bord.$I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5]*1.2*[Tableau_de_Bord.$I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6]*1.2*[Tableau_de_Bord.$I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7]*1.2*[Tableau_de_Bord.$I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8]*1.2*[Tableau_de_Bord.$I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9]*1.2*[Tableau_de_Bord.$I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0]*1.2*[Tableau_de_Bord.$I1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1]*1.2*[Tableau_de_Bord.$I1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2]*1.2*[Tableau_de_Bord.$I1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3]*1.2*[Tableau_de_Bord.$I1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4]*1.2*[Tableau_de_Bord.$I1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5]*1.2*[Tableau_de_Bord.$I1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6]*1.2*[Tableau_de_Bord.$I1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7]*1.2*[Tableau_de_Bord.$I17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8]*1.2*[Tableau_de_Bord.$I18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19]*1.2*[Tableau_de_Bord.$I19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0]*1.2*[Tableau_de_Bord.$I20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1]*1.2*[Tableau_de_Bord.$I21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2]*1.2*[Tableau_de_Bord.$I22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3]*1.2*[Tableau_de_Bord.$I23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4]*1.2*[Tableau_de_Bord.$I24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7" table:number-columns-repeated="4"/>
          <table:table-cell table:style-name="ce26"/>
          <table:table-cell table:style-name="ce7" table:number-columns-repeated="2"/>
          <table:table-cell table:style-name="ce7"/>
          <table:table-cell table:style-name="ce7"/>
          <table:table-cell table:style-name="ce33" table:formula="of:=[Tableau_de_Bord.$F25]*1.2*[Tableau_de_Bord.$I25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2">
          <table:table-cell table:style-name="ce15"/>
          <table:table-cell table:style-name="ce8" table:number-columns-repeated="4"/>
          <table:table-cell table:style-name="ce29"/>
          <table:table-cell table:style-name="ce8" table:number-columns-repeated="2"/>
          <table:table-cell table:style-name="ce8"/>
          <table:table-cell table:style-name="ce8"/>
          <table:table-cell table:style-name="ce35" table:formula="of:=[Tableau_de_Bord.$F26]*1.2*[Tableau_de_Bord.$I26]" office:value-type="currency" office:currency="EUR" office:value="0">
            <text:p><text:s/>-00 € </text:p>
          </table:table-cell>
          <table:table-cell table:number-columns-repeated="101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uant__Composant" table:style-name="ta1">
        <table:table-column table:style-name="co1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number-columns-repeated="2" table:default-cell-style-name="ce5"/>
        <table:table-column table:style-name="co19" table:default-cell-style-name="ce5"/>
        <table:table-column table:style-name="co28" table:default-cell-style-name="ce62"/>
        <table:table-column table:style-name="co29" table:default-cell-style-name="ce5"/>
        <table:table-column table:style-name="co30" table:default-cell-style-name="ce5"/>
        <table:table-column table:style-name="co5" table:default-cell-style-name="ce5"/>
        <table:table-column table:style-name="co31" table:default-cell-style-name="ce5"/>
        <table:table-column table:style-name="co5" table:number-columns-repeated="1012" table:default-cell-style-name="ce5"/>
        <table:table-row table:style-name="ro13">
          <table:table-cell table:style-name="ce49" office:value-type="string">
            <text:p>Composant</text:p>
          </table:table-cell>
          <table:table-cell table:style-name="ce49" office:value-type="string">
            <text:p>Timer</text:p>
          </table:table-cell>
          <table:table-cell table:style-name="ce49" office:value-type="string">
            <text:p>Carte Av</text:p>
          </table:table-cell>
          <table:table-cell table:style-name="ce49" office:value-type="string">
            <text:p>Carte Arr</text:p>
          </table:table-cell>
          <table:table-cell table:style-name="ce49" office:value-type="string">
            <text:p>Tdb</text:p>
          </table:table-cell>
          <table:table-cell table:style-name="ce49" office:value-type="string">
            <text:p>Faisceau </text:p>
          </table:table-cell>
          <table:table-cell table:style-name="ce59" office:value-type="string">
            <text:p>Fournisseur</text:p>
          </table:table-cell>
          <table:table-cell table:style-name="ce60" office:value-type="string">
            <text:p>Lien</text:p>
          </table:table-cell>
          <table:table-cell table:style-name="ce49" office:value-type="string">
            <text:p>Quant possédé</text:p>
          </table:table-cell>
          <table:table-cell table:style-name="ce63" office:value-type="string">
            <text:p>Quant. Totale requise</text:p>
          </table:table-cell>
          <table:table-cell table:number-columns-repeated="1014"/>
        </table:table-row>
        <table:table-row table:style-name="ro14">
          <table:table-cell table:style-name="ce50" office:value-type="string">
            <text:p>120Ω, cms, package R0805</text:p>
          </table:table-cell>
          <table:table-cell table:style-name="ce55" office:value-type="float" office:value="9">
            <text:p>9</text:p>
          </table:table-cell>
          <table:table-cell table:number-columns-repeated="2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1w08055120r/res-couche-epaisse-120r-5-0-1w/dp/9333819</text:p>
          </table:table-cell>
          <table:table-cell table:style-name="ce55" office:value-type="float" office:value="0">
            <text:p>0</text:p>
          </table:table-cell>
          <table:table-cell table:style-name="ce64" table:formula="of:=SUM([.B2:.H2])-[.I2]" office:value-type="float" office:value="15">
            <text:p>15</text:p>
          </table:table-cell>
          <table:table-cell table:style-name="ce4"/>
          <table:table-cell table:style-name="ce68"/>
          <table:table-cell table:style-name="ce62"/>
          <table:table-cell table:number-columns-repeated="1011"/>
        </table:table-row>
        <table:table-row table:style-name="ro14">
          <table:table-cell table:style-name="ce50" office:value-type="string">
            <text:p>330Ω, cms, package R0805</text:p>
          </table:table-cell>
          <table:table-cell table:style-name="ce55"/>
          <table:table-cell table:style-name="ce55" office:value-type="float" office:value="6">
            <text:p>6</text:p>
          </table:table-cell>
          <table:table-cell table:style-name="ce55" office:value-type="float" office:value="12">
            <text:p>12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1w08051330r/res-couche-epaisse-330r-1-0-1w/dp/9333037</text:p>
          </table:table-cell>
          <table:table-cell table:style-name="ce55" office:value-type="float" office:value="0">
            <text:p>0</text:p>
          </table:table-cell>
          <table:table-cell table:style-name="ce64" table:formula="of:=SUM([.B3:.H3])-[.I3]" office:value-type="float" office:value="18">
            <text:p>18</text:p>
          </table:table-cell>
          <table:table-cell table:style-name="ce4"/>
          <table:table-cell table:style-name="ce68"/>
          <table:table-cell table:style-name="ce62"/>
          <table:table-cell table:number-columns-repeated="1011"/>
        </table:table-row>
        <table:table-row table:style-name="ro14">
          <table:table-cell table:style-name="ce50" office:value-type="string">
            <text:p>1kΩ, cms, package R0805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1w080551k/res-couche-epaisse-1k-5-0-1w-0805/dp/9333711</text:p>
          </table:table-cell>
          <table:table-cell table:style-name="ce55" office:value-type="float" office:value="0">
            <text:p>0</text:p>
          </table:table-cell>
          <table:table-cell table:style-name="ce64" table:formula="of:=SUM([.B4:.H4])-[.I4]" office:value-type="float" office:value="15">
            <text:p>15</text:p>
          </table:table-cell>
          <table:table-cell/>
          <table:table-cell table:style-name="ce68"/>
          <table:table-cell table:style-name="ce62"/>
          <table:table-cell table:number-columns-repeated="1011"/>
        </table:table-row>
        <table:table-row table:style-name="ro14">
          <table:table-cell table:style-name="ce50" office:value-type="string">
            <text:p>2.2kΩ, cms, package R0805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1w080512k2/res-couche-epaisse-2-2k-1-0-1w/dp/9332812</text:p>
          </table:table-cell>
          <table:table-cell table:style-name="ce55" office:value-type="float" office:value="0">
            <text:p>0</text:p>
          </table:table-cell>
          <table:table-cell table:style-name="ce64" table:formula="of:=SUM([.B5:.H5])-[.I5]" office:value-type="float" office:value="9">
            <text:p>9</text:p>
          </table:table-cell>
          <table:table-cell/>
          <table:table-cell table:style-name="ce68"/>
          <table:table-cell table:number-columns-repeated="1012"/>
        </table:table-row>
        <table:table-row table:style-name="ro14">
          <table:table-cell table:style-name="ce50" office:value-type="string">
            <text:p>4.7kΩ, cms, package R0805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panasonic/erj6rbd4701v/res-couche-epaisse-4-7k-0-5-0/dp/2380397RL</text:p>
          </table:table-cell>
          <table:table-cell table:style-name="ce55" office:value-type="float" office:value="0">
            <text:p>0</text:p>
          </table:table-cell>
          <table:table-cell table:style-name="ce64" table:formula="of:=SUM([.B6:.H6])-[.I6]" office:value-type="float" office:value="3">
            <text:p>3</text:p>
          </table:table-cell>
          <table:table-cell/>
          <table:table-cell table:style-name="ce68"/>
          <table:table-cell table:style-name="ce62"/>
          <table:table-cell table:number-columns-repeated="1011"/>
        </table:table-row>
        <table:table-row table:style-name="ro15">
          <table:table-cell table:style-name="ce50" office:value-type="string">
            <text:p>6.8kΩ, cms, package R0805</text:p>
          </table:table-cell>
          <table:table-cell table:style-name="ce55" table:number-columns-repeated="2"/>
          <table:table-cell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wr08x6801ftl/res-couche-epaisse-6-8k-1-0-125w/dp/2447711?st=R%C3%A9sistance%20%C3%A0%20puce%20CMS,%20Couche%20%C3%A9paisse,%200805%20[2012%20Metric],%206.8%20kohm</text:p>
          </table:table-cell>
          <table:table-cell table:style-name="ce55" office:value-type="float" office:value="0">
            <text:p>0</text:p>
          </table:table-cell>
          <table:table-cell table:style-name="ce64" table:formula="of:=SUM([.B7:.H7])-[.I7]" office:value-type="float" office:value="6">
            <text:p>6</text:p>
          </table:table-cell>
          <table:table-cell table:style-name="ce4"/>
          <table:table-cell table:style-name="ce68"/>
          <table:table-cell table:number-columns-repeated="1012"/>
        </table:table-row>
        <table:table-row table:style-name="ro16">
          <table:table-cell table:style-name="ce50" office:value-type="string">
            <text:p>10kΩ, cms, package R0805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48">
            <text:p>48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te-connectivity/crgcq0805j10k/res-aec-q200-couche-epaisse-10k/dp/2861913?st=R%C3%A9sistance%20%C3%A0%20puce%20CMS,%20Couche%20%C3%A9paisse,%200805%20[2012%20Metric],%2010%20kohm</text:p>
          </table:table-cell>
          <table:table-cell table:style-name="ce55" office:value-type="float" office:value="0">
            <text:p>0</text:p>
          </table:table-cell>
          <table:table-cell table:style-name="ce64" table:formula="of:=SUM([.B8:.H8])-[.I8]" office:value-type="float" office:value="69">
            <text:p>69</text:p>
          </table:table-cell>
          <table:table-cell table:style-name="ce4"/>
          <table:table-cell table:style-name="ce68"/>
          <table:table-cell table:number-columns-repeated="1012"/>
        </table:table-row>
        <table:table-row table:style-name="ro16">
          <table:table-cell table:style-name="ce51" office:value-type="string">
            <text:p>12k<text:span text:style-name="T1">Ω <text:s/>R-</text:span><text:span text:style-name="T1">EU_R0805</text:span>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wr08x1202ftl/res-couche-epaisse-12k-1-0-125w/dp/2447563?st=R%C3%A9sistance%20%C3%A0%20puce%20CMS,%20Couche%20%C3%A9paisse,%200805%20[2012%20Metric],%2012%20kohm</text:p>
          </table:table-cell>
          <table:table-cell table:style-name="ce55" office:value-type="float" office:value="0">
            <text:p>0</text:p>
          </table:table-cell>
          <table:table-cell table:style-name="ce64" table:formula="of:=SUM([.B9:.H9])-[.I9]" office:value-type="float" office:value="3">
            <text:p>3</text:p>
          </table:table-cell>
          <table:table-cell table:style-name="ce66"/>
          <table:table-cell table:style-name="ce68"/>
          <table:table-cell table:style-name="ce4"/>
          <table:table-cell table:number-columns-repeated="1011"/>
        </table:table-row>
        <table:table-row table:style-name="ro16">
          <table:table-cell table:style-name="ce50" office:value-type="string">
            <text:p>18kΩ, cms, package R0805</text:p>
          </table:table-cell>
          <table:table-cell table:style-name="ce55" office:value-type="float" office:value="3">
            <text:p>3</text:p>
          </table:table-cell>
          <table:table-cell table:style-name="ce55"/>
          <table:table-cell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wr08x1802ftl/resistance-thick-film-18kohm-1/dp/2447584?st=R%C3%A9sistance%20%C3%A0%20puce%20CMS,%20Couche%20%C3%A9paisse,%200805%20[2012%20Metric],%2018%20kohm</text:p>
          </table:table-cell>
          <table:table-cell table:style-name="ce55" office:value-type="float" office:value="0">
            <text:p>0</text:p>
          </table:table-cell>
          <table:table-cell table:style-name="ce64" table:formula="of:=SUM([.B10:.H10])-[.I10]" office:value-type="float" office:value="9">
            <text:p>9</text:p>
          </table:table-cell>
          <table:table-cell table:style-name="ce4"/>
          <table:table-cell table:style-name="ce68"/>
          <table:table-cell table:style-name="ce4"/>
          <table:table-cell table:number-columns-repeated="1011"/>
        </table:table-row>
        <table:table-row table:style-name="ro16">
          <table:table-cell table:style-name="ce50" office:value-type="string">
            <text:p>100kΩ, cms, package R0805</text:p>
          </table:table-cell>
          <table:table-cell table:style-name="ce55"/>
          <table:table-cell table:number-columns-repeated="2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wr08x1003ftl/res-couche-epaisse-100k-1-0-125w/dp/2447551?st=R%C3%A9sistance%20%C3%A0%20puce%20CMS,%20Couche%20%C3%A9paisse,%200805%20[2012%20Metric],%20100%20kohm</text:p>
          </table:table-cell>
          <table:table-cell table:style-name="ce55" office:value-type="float" office:value="0">
            <text:p>0</text:p>
          </table:table-cell>
          <table:table-cell table:style-name="ce64" table:formula="of:=SUM([.B11:.H11])-[.I11]" office:value-type="float" office:value="6">
            <text:p>6</text:p>
          </table:table-cell>
          <table:table-cell table:style-name="ce4"/>
          <table:table-cell table:style-name="ce68"/>
          <table:table-cell table:number-columns-repeated="1012"/>
        </table:table-row>
        <table:table-row table:style-name="ro16">
          <table:table-cell table:style-name="ce50" office:value-type="string">
            <text:p>27pF, cms, package C0805</text:p>
          </table:table-cell>
          <table:table-cell table:style-name="ce55"/>
          <table:table-cell table:number-columns-repeated="2" table:style-name="ce55" office:value-type="float" office:value="12">
            <text:p>12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805n270j500ct/cond-27pf-50v-5-c0g-np0-0805/dp/1759196?st=CMS%200805%2027%20pF</text:p>
          </table:table-cell>
          <table:table-cell table:style-name="ce55" office:value-type="float" office:value="0">
            <text:p>0</text:p>
          </table:table-cell>
          <table:table-cell table:style-name="ce64" table:formula="of:=SUM([.B12:.H12])-[.I12]" office:value-type="float" office:value="24">
            <text:p>24</text:p>
          </table:table-cell>
          <table:table-cell/>
          <table:table-cell table:style-name="ce68"/>
          <table:table-cell table:number-columns-repeated="1012"/>
        </table:table-row>
        <table:table-row table:style-name="ro16">
          <table:table-cell table:style-name="ce52" office:value-type="string">
            <text:p>10nF C-EUC0805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avx/08051c103kat2a/cond-0-01-f-100v-10-x7r-0805/dp/1658874?st=CMS%200805%2010%20nF</text:p>
          </table:table-cell>
          <table:table-cell table:style-name="ce55" office:value-type="float" office:value="0">
            <text:p>0</text:p>
          </table:table-cell>
          <table:table-cell table:style-name="ce64" table:formula="of:=SUM([.B13:.H13])-[.I13]" office:value-type="float" office:value="3">
            <text:p>3</text:p>
          </table:table-cell>
          <table:table-cell table:style-name="ce4"/>
          <table:table-cell table:style-name="ce68"/>
          <table:table-cell table:number-columns-repeated="1012"/>
        </table:table-row>
        <table:table-row table:style-name="ro16">
          <table:table-cell table:style-name="ce50" office:value-type="string">
            <text:p>100nF, cms, package C0603</text:p>
          </table:table-cell>
          <table:table-cell table:style-name="ce55"/>
          <table:table-cell table:number-columns-repeated="2" table:style-name="ce55" office:value-type="float" office:value="6">
            <text:p>6</text:p>
          </table:table-cell>
          <table:table-cell table:style-name="ce55" table:number-columns-repeated="3"/>
          <table:table-cell table:style-name="Default"/>
          <table:table-cell table:style-name="ce55" office:value-type="float" office:value="0">
            <text:p>0</text:p>
          </table:table-cell>
          <table:table-cell table:style-name="ce64" table:formula="of:=SUM([.B14:.H14])-[.I14]" office:value-type="float" office:value="12">
            <text:p>12</text:p>
          </table:table-cell>
          <table:table-cell table:style-name="ce4"/>
          <table:table-cell table:style-name="ce68"/>
          <table:table-cell table:style-name="ce4"/>
          <table:table-cell table:number-columns-repeated="1011"/>
        </table:table-row>
        <table:table-row table:style-name="ro16">
          <table:table-cell table:style-name="ce50" office:value-type="string">
            <text:p>0,1µF, cms, package C0805</text:p>
          </table:table-cell>
          <table:table-cell table:number-columns-repeated="3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kemet/c0805c104j5ractu/condensateur-0-1-f-50v-5-x7r-0805/dp/1414663?st=CMS%200805%20100%20nF</text:p>
          </table:table-cell>
          <table:table-cell table:style-name="ce55" office:value-type="float" office:value="0">
            <text:p>0</text:p>
          </table:table-cell>
          <table:table-cell table:style-name="ce64" table:formula="of:=SUM([.B15:.H15])-[.I15]" office:value-type="float" office:value="9">
            <text:p>9</text:p>
          </table:table-cell>
          <table:table-cell table:style-name="ce4"/>
          <table:table-cell table:style-name="ce68"/>
          <table:table-cell table:number-columns-repeated="1012"/>
        </table:table-row>
        <table:table-row table:style-name="ro16">
          <table:table-cell table:style-name="ce50" office:value-type="string">
            <text:p>0.33µF, cms, package C0805</text:p>
          </table:table-cell>
          <table:table-cell table:style-name="ce55" table:number-columns-repeated="2"/>
          <table:table-cell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kemet/c0805c334k5rectu/condensateur-0-33uf-50v-mlcc-0805/dp/2991367?st=CMS%200805%200.33%20uF</text:p>
          </table:table-cell>
          <table:table-cell table:style-name="ce55" office:value-type="float" office:value="0">
            <text:p>0</text:p>
          </table:table-cell>
          <table:table-cell table:style-name="ce64" table:formula="of:=SUM([.B16:.H16])-[.I16]" office:value-type="float" office:value="6">
            <text:p>6</text:p>
          </table:table-cell>
          <table:table-cell table:style-name="ce66"/>
          <table:table-cell table:style-name="ce68"/>
          <table:table-cell table:number-columns-repeated="1012"/>
        </table:table-row>
        <table:table-row table:style-name="ro16">
          <table:table-cell table:style-name="ce50" office:value-type="string">
            <text:p>1µF, cms, package C0805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tdk/c2012x5r1h105k085ab/condensateur-1-f-50v-10-x5r-0805/dp/2525138?st=CMS%200805%201%20uF</text:p>
          </table:table-cell>
          <table:table-cell table:style-name="ce55" office:value-type="float" office:value="0">
            <text:p>0</text:p>
          </table:table-cell>
          <table:table-cell table:style-name="ce64" table:formula="of:=SUM([.B17:.H17])-[.I17]" office:value-type="float" office:value="15">
            <text:p>15</text:p>
          </table:table-cell>
          <table:table-cell table:style-name="ce67"/>
          <table:table-cell table:number-columns-repeated="1013"/>
        </table:table-row>
        <table:table-row table:style-name="ro16">
          <table:table-cell table:style-name="ce51" office:value-type="string">
            <text:p>2.2µF C-EUC0805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mc0805f225z160ct/condensateur-2-2-f-16v-y5v-0805/dp/1759424?st=CMS%200805%202.2%20uF</text:p>
          </table:table-cell>
          <table:table-cell table:style-name="ce55" office:value-type="float" office:value="0">
            <text:p>0</text:p>
          </table:table-cell>
          <table:table-cell table:style-name="ce64" table:formula="of:=SUM([.B18:.H18])-[.I18]" office:value-type="float" office:value="3">
            <text:p>3</text:p>
          </table:table-cell>
          <table:table-cell table:style-name="ce67"/>
          <table:table-cell table:number-columns-repeated="1013"/>
        </table:table-row>
        <table:table-row table:style-name="ro16">
          <table:table-cell table:style-name="ce50" office:value-type="string">
            <text:p>10µF, cms, package C0805</text:p>
          </table:table-cell>
          <table:table-cell table:style-name="ce55"/>
          <table:table-cell table:number-columns-repeated="2"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kemet/c0805c106k3pactu/condensateur-10-f-25v-10-x5r-0805/dp/2491176?st=condensateur%2010uF</text:p>
          </table:table-cell>
          <table:table-cell table:style-name="ce55" office:value-type="float" office:value="0">
            <text:p>0</text:p>
          </table:table-cell>
          <table:table-cell table:style-name="ce64" table:formula="of:=SUM([.B19:.H19])-[.I19]" office:value-type="float" office:value="12">
            <text:p>12</text:p>
          </table:table-cell>
          <table:table-cell table:style-name="ce67"/>
          <table:table-cell table:number-columns-repeated="1013"/>
        </table:table-row>
        <table:table-row table:style-name="ro16">
          <table:table-cell table:style-name="ce51" office:value-type="string">
            <text:p>150µF CPOL-EU153CLV-0605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7" office:value-type="string">
            <text:p>https://fr.farnell.com/panasonic/eeeftv151xap/condensateur-150-f-35v-radial/dp/1868418</text:p>
          </table:table-cell>
          <table:table-cell table:style-name="ce55" office:value-type="float" office:value="0">
            <text:p>0</text:p>
          </table:table-cell>
          <table:table-cell table:style-name="ce64" table:formula="of:=SUM([.B20:.H20])-[.I20]" office:value-type="float" office:value="3">
            <text:p>3</text:p>
          </table:table-cell>
          <table:table-cell table:style-name="ce67"/>
          <table:table-cell table:number-columns-repeated="1013"/>
        </table:table-row>
        <table:table-row table:style-name="ro16">
          <table:table-cell table:style-name="ce50" office:value-type="string">
            <text:p>1000µF, package E25-10</text:p>
          </table:table-cell>
          <table:table-cell table:style-name="ce55"/>
          <table:table-cell table:number-columns-repeated="2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vishay/mal202190518e3/condensateur-1000-f-16v-20/dp/2778020</text:p>
          </table:table-cell>
          <table:table-cell table:style-name="ce55" office:value-type="float" office:value="0">
            <text:p>0</text:p>
          </table:table-cell>
          <table:table-cell table:style-name="ce64" table:formula="of:=SUM([.B21:.H21])-[.I21]" office:value-type="float" office:value="6">
            <text:p>6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1" office:value-type="string">
            <text:p>diode 1N4004 DO41-10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multicomp/1n4007g/diode-simple-1kv-1a-do-204al/dp/2675047?st=1N4007</text:p>
          </table:table-cell>
          <table:table-cell table:style-name="ce55" office:value-type="float" office:value="0">
            <text:p>0</text:p>
          </table:table-cell>
          <table:table-cell table:style-name="ce64" table:formula="of:=SUM([.B22:.H22])-[.I22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Connecteur 2 entrées, package 6410-02 (Traversant)</text:p>
          </table:table-cell>
          <table:table-cell table:style-name="ce55"/>
          <table:table-cell table:style-name="ce55" office:value-type="float" office:value="9">
            <text:p>9</text:p>
          </table:table-cell>
          <table:table-cell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27-2021/connect-header-2-voies-1-rangee/dp/9731148?st=Connecteur%20fil-%C3%A0-carte,%202.54%20mm,%202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3:.H23])-[.I23]" office:value-type="float" office:value="15">
            <text:p>15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Connecteur 2 entrées, package 6410-02 (Sertissage)</text:p>
          </table:table-cell>
          <table:table-cell table:style-name="ce55"/>
          <table:table-cell table:style-name="ce55" office:value-type="float" office:value="9">
            <text:p>9</text:p>
          </table:table-cell>
          <table:table-cell table:style-name="ce55" office:value-type="float" office:value="6">
            <text:p>6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01-2027/connecteur-fem-2-voies-1-rangee/dp/1654528</text:p>
          </table:table-cell>
          <table:table-cell table:style-name="ce55" office:value-type="float" office:value="0">
            <text:p>0</text:p>
          </table:table-cell>
          <table:table-cell table:style-name="ce64" table:formula="of:=SUM([.B24:.H24])-[.I24]" office:value-type="float" office:value="15">
            <text:p>15</text:p>
          </table:table-cell>
          <table:table-cell table:style-name="ce4"/>
          <table:table-cell table:number-columns-repeated="1013"/>
        </table:table-row>
        <table:table-row table:style-name="ro16">
          <table:table-cell table:style-name="ce50" office:value-type="string">
            <text:p>3 entrées, package 6410-03 (Traversant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27-2031/connect-header-3-voies-1-rangee/dp/9731156?st=Connecteur%20fil-%C3%A0-carte,%202.54%20mm,%203%20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5:.H25])-[.I25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3 entrées, package 6410-03 (Sertissage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01-2037/connecteur-fem-3-voies-1-rangee/dp/1462834?st=Connecteur%20fil-%C3%A0-carte,%202.54%20mm,%203%20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6:.H26])-[.I26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6 entrées, package 6410-06 (Traversant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27-2061/conn-header-6-voies-1-rang-2-54mm/dp/9731172?st=Connecteur%20fil-%C3%A0-carte,%202.54%20mm,%20%206%20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7:.H27])-[.I27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6 entrées, package 6410-06 <text:s/>(Sertissage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01-2067/connecteur-fem-6-voies-1-rangee/dp/1756789?st=Connecteur%20fil-%C3%A0-carte,%202.54%20mm,%20%206%20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8:.H28])-[.I28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7 entrées, package 6410-07 (Traversant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27-2071/connect-header-7-voies-1-rangee/dp/2112410?st=Connecteur%20fil-%C3%A0-carte,%202.54%20mm,%207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29:.H29])-[.I29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7 entrées, package 6410-07 <text:s/>(Sertissage)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01-2071/connecteur-fem-7-voies-1-rangee/dp/3221737?st=Connecteur%20fil-%C3%A0-carte,%202.54%20mm,%207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30:.H30])-[.I30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Connecteur 9 entrées, package 6410-09 (Traversant)</text:p>
          </table:table-cell>
          <table:table-cell table:style-name="ce55"/>
          <table:table-cell table:style-name="ce55" office:value-type="float" office:value="3">
            <text:p>3</text:p>
          </table:table-cell>
          <table:table-cell table:style-name="ce55" table:number-columns-repeated="3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27-2091/connect-header-9-voies-1-rang/dp/2888923?st=Connecteur%20fil-%C3%A0-carte,%202.54%20mm,%209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31:.H31])-[.I31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Connecteur 9 entrées, package 6410-09 <text:s/>(Sertissage)</text:p>
          </table:table-cell>
          <table:table-cell table:style-name="ce55"/>
          <table:table-cell table:style-name="ce55" office:value-type="float" office:value="3">
            <text:p>3</text:p>
          </table:table-cell>
          <table:table-cell table:style-name="ce55" table:number-columns-repeated="3"/>
          <table:table-cell table:style-name="ce55" office:value-type="string">
            <text:p>Farnell</text:p>
          </table:table-cell>
          <table:table-cell table:style-name="ce51" office:value-type="string">
            <text:p>https://fr.farnell.com/molex/22-01-2091/conn-wtb-fem-9-voies-1-rangee/dp/3048945?st=Connecteur%20fil-%C3%A0-carte,%202.54%20mm,%209Contact(s),%20Embase,%20S%C3%A9rie%20KK</text:p>
          </table:table-cell>
          <table:table-cell table:style-name="ce55" office:value-type="float" office:value="0">
            <text:p>0</text:p>
          </table:table-cell>
          <table:table-cell table:style-name="ce64" table:formula="of:=SUM([.B32:.H32])-[.I32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Connecteur usb boite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table:number-columns-repeated="3"/>
          <table:table-cell table:style-name="ce51"/>
          <table:table-cell table:style-name="ce55" office:value-type="float" office:value="0">
            <text:p>0</text:p>
          </table:table-cell>
          <table:table-cell table:style-name="ce64" table:formula="of:=SUM([.B33:.H33])-[.I33]" office:value-type="float" office:value="2">
            <text:p>2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0" office:value-type="string">
            <text:p>BSS138 N-channel MOSFET, package SOT23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27">
            <text:p>27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nexperia/bss138p-215/mosfet-canal-n-60v-0-36a-sot23/dp/1859849?st=BSS138</text:p>
          </table:table-cell>
          <table:table-cell table:style-name="ce55" office:value-type="float" office:value="0">
            <text:p>0</text:p>
          </table:table-cell>
          <table:table-cell table:style-name="ce64" table:formula="of:=SUM([.B34:.H34])-[.I34]" office:value-type="float" office:value="42">
            <text:p>42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3" office:value-type="string">
            <text:p>NPN 2N2369 <text:s/>TO18 – PMBT3904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nexperia/pmbt3904-215/transistor-npn-sot-23/dp/1081476?st=PMBT3904&amp;fbclid=IwAR2gVbxKO46LiIBVbr8lOs_AKxUBbK69qb8qtUm5unLveARRYxxZ_KCzoVs</text:p>
          </table:table-cell>
          <table:table-cell table:style-name="ce55" office:value-type="float" office:value="0">
            <text:p>0</text:p>
          </table:table-cell>
          <table:table-cell table:style-name="ce64" table:formula="of:=SUM([.B35:.H35])-[.I35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1" office:value-type="string">
            <text:p>NE555 <text:s/>DIL-08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4"/>
          <table:table-cell table:style-name="ce55" office:value-type="string">
            <text:p>Farnell</text:p>
          </table:table-cell>
          <table:table-cell table:style-name="ce51" office:value-type="string">
            <text:p>https://fr.farnell.com/on-semiconductor/lm555cm/timer-simple-16v-nsoic-8/dp/2454496?st=lm555</text:p>
          </table:table-cell>
          <table:table-cell table:style-name="ce55" office:value-type="float" office:value="0">
            <text:p>0</text:p>
          </table:table-cell>
          <table:table-cell table:style-name="ce64" table:formula="of:=SUM([.B36:.H36])-[.I36]" office:value-type="float" office:value="3">
            <text:p>3</text:p>
          </table:table-cell>
          <table:table-cell table:style-name="ce66"/>
          <table:table-cell table:number-columns-repeated="1013"/>
        </table:table-row>
        <table:table-row table:style-name="ro16">
          <table:table-cell table:style-name="ce51" office:value-type="string">
            <text:p>Inv gate TC4S584F _ 74AHC1G04DBV SOT23-5</text:p>
          </table:table-cell>
          <table:table-cell table:style-name="ce55" office:value-type="float" office:value="6">
            <text:p>6</text:p>
          </table:table-cell>
          <table:table-cell table:style-name="ce55" table:number-columns-repeated="4"/>
          <table:table-cell table:style-name="ce55" office:value-type="string">
            <text:p>RS</text:p>
          </table:table-cell>
          <table:table-cell table:style-name="ce51" office:value-type="string">
            <text:p>https://fr.rs-online.com/web/p/inverseurs/1445204/</text:p>
          </table:table-cell>
          <table:table-cell table:style-name="ce55" office:value-type="float" office:value="0">
            <text:p>0</text:p>
          </table:table-cell>
          <table:table-cell table:style-name="ce64" table:formula="of:=SUM([.B37:.H37])-[.I37]" office:value-type="float" office:value="6">
            <text:p>6</text:p>
          </table:table-cell>
          <table:table-cell table:style-name="ce67"/>
          <table:table-cell table:number-columns-repeated="1013"/>
        </table:table-row>
        <table:table-row table:style-name="ro16">
          <table:table-cell table:style-name="ce50" office:value-type="string">
            <text:p>Jumper package JP2</text:p>
          </table:table-cell>
          <table:table-cell table:style-name="ce55"/>
          <table:table-cell table:number-columns-repeated="2" table:style-name="ce55" office:value-type="float" office:value="6">
            <text:p>6</text:p>
          </table:table-cell>
          <table:table-cell table:style-name="ce55" table:number-columns-repeated="3"/>
          <table:table-cell table:style-name="ce51" office:value-type="string">
            <text:p>FARNELL TROP CHERE <text:a xlink:href="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">https://fr.rs-online.com/web/c/connecteurs/connecteurs-pour-circuit-imprime/cavaliers-et-shunts/?redirect-relevancy-data=636F3D3126696E3D4931384E53656172636847656E65726963266C753D6672266D6D3D6D61746368616C6C7061727469616C26706D3D5E5B5C707B4C7D5C707B4E647D2D2C2F255C2E5D2B2426706F3D31333326736E3D592673723D52656469726563742673743D4B4559574F52445F53494E474C455F414C5048415F4E554D455249432673633D592677633D4E4F4E45267573743D6A756D706572267374613D6A756D70657226&amp;r=f&amp;searchHistory=%257B%2522enabled%2522%253Atrue%257D</text:a></text:p>
          </table:table-cell>
          <table:table-cell table:style-name="ce55" office:value-type="float" office:value="0">
            <text:p>0</text:p>
          </table:table-cell>
          <table:table-cell table:style-name="ce64" table:formula="of:=SUM([.B38:.H38])-[.I38]" office:value-type="float" office:value="12">
            <text:p>12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Low-dropout linear regulator 5V <text:s/>-LM1117IMPX-5.0, package linear SOT223</text:p>
          </table:table-cell>
          <table:table-cell table:style-name="ce55"/>
          <table:table-cell table:number-columns-repeated="2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texas-instruments/lm1117impx-5-0-nopb/ldo-fixed-5v-800ma-sot-223-4/dp/3007499?st=LM1117IMPX-</text:p>
          </table:table-cell>
          <table:table-cell table:style-name="ce55" office:value-type="float" office:value="0">
            <text:p>0</text:p>
          </table:table-cell>
          <table:table-cell table:style-name="ce64" table:formula="of:=SUM([.B39:.H39])-[.I39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<text:s/>packageHC-49-SLF, Crystal 16MHz, 30ppm, 2-Pin</text:p>
          </table:table-cell>
          <table:table-cell table:style-name="ce55"/>
          <table:table-cell table:number-columns-repeated="2"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aker/ca-16-000-18-3050-x/crystal-hc49-us-tht-16-000mhz/dp/1538746</text:p>
          </table:table-cell>
          <table:table-cell table:style-name="ce55" office:value-type="float" office:value="0">
            <text:p>0</text:p>
          </table:table-cell>
          <table:table-cell table:style-name="ce64" table:formula="of:=SUM([.B40:.H40])-[.I40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PH 1x1, package 1X01</text:p>
          </table:table-cell>
          <table:table-cell table:style-name="ce55"/>
          <table:table-cell table:style-name="ce57" office:value-type="float" office:value="6">
            <text:p>6</text:p>
          </table:table-cell>
          <table:table-cell table:style-name="ce55" office:value-type="float" office:value="9">
            <text:p>9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cm/ph1-40-ua/break-away-2-54mm-40-pin-strip/dp/2802331?st=pin%20header</text:p>
          </table:table-cell>
          <table:table-cell table:style-name="ce55" office:value-type="float" office:value="0">
            <text:p>0</text:p>
          </table:table-cell>
          <table:table-cell table:style-name="ce64" table:formula="of:=SUM([.B41:.H41])-[.I41]" office:value-type="float" office:value="15">
            <text:p>15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PH 1x2, package 1X02</text:p>
          </table:table-cell>
          <table:table-cell table:style-name="ce55"/>
          <table:table-cell table:style-name="ce57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3"/>
          <table:table-cell table:style-name="ce51" office:value-type="string">
            <text:p>découper</text:p>
          </table:table-cell>
          <table:table-cell table:style-name="ce55" office:value-type="float" office:value="0">
            <text:p>0</text:p>
          </table:table-cell>
          <table:table-cell table:style-name="ce64" table:formula="of:=SUM([.B42:.H42])-[.I42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PH 1x8, package 1x08</text:p>
          </table:table-cell>
          <table:table-cell table:style-name="ce55"/>
          <table:table-cell table:style-name="ce57" office:value-type="float" office:value="3">
            <text:p>3</text:p>
          </table:table-cell>
          <table:table-cell table:style-name="ce55" table:number-columns-repeated="4"/>
          <table:table-cell table:style-name="ce51" office:value-type="string">
            <text:p>découper</text:p>
          </table:table-cell>
          <table:table-cell table:style-name="ce55" office:value-type="float" office:value="0">
            <text:p>0</text:p>
          </table:table-cell>
          <table:table-cell table:style-name="ce64" table:formula="of:=SUM([.B43:.H43])-[.I43]" office:value-type="float" office:value="3">
            <text:p>3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Switch-pushbutton, package TACT_PANA-EVQ</text:p>
          </table:table-cell>
          <table:table-cell table:style-name="ce55"/>
          <table:table-cell table:style-name="ce57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panasonic/evqpjj04t/commutateur-6-0x3-5mm-2-4n-marron/dp/2079491?st=Commutateur%20tactile%20PANAsonic</text:p>
          </table:table-cell>
          <table:table-cell table:style-name="ce55" office:value-type="float" office:value="0">
            <text:p>0</text:p>
          </table:table-cell>
          <table:table-cell table:style-name="ce64" table:formula="of:=SUM([.B44:.H44])-[.I44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MCP2515-I_SO, package SOIC127P1030X265-18N</text:p>
          </table:table-cell>
          <table:table-cell table:style-name="ce55"/>
          <table:table-cell table:style-name="ce57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icrochip/mcp2515-i-so/controleur-can-spi-soic18/dp/1292239?st=mcp2515</text:p>
          </table:table-cell>
          <table:table-cell table:style-name="ce55" office:value-type="float" office:value="0">
            <text:p>0</text:p>
          </table:table-cell>
          <table:table-cell table:style-name="ce64" table:formula="of:=SUM([.B45:.H45])-[.I45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0" office:value-type="string">
            <text:p>MCP2562-E_SN, package SOIC127P600X175-8N</text:p>
          </table:table-cell>
          <table:table-cell table:style-name="ce55"/>
          <table:table-cell table:style-name="ce57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55" table:number-columns-repeated="2"/>
          <table:table-cell table:style-name="ce55" office:value-type="string">
            <text:p>Farnell</text:p>
          </table:table-cell>
          <table:table-cell table:style-name="ce51" office:value-type="string">
            <text:p>https://fr.farnell.com/microchip/mcp2561-e-sn/ic-can-tranceiver-high-speed-8soic/dp/2362837?gclid=EAIaIQobChMIkNPN76aW5QIVA8DeCh2TawmJEAQYAyABEgKt1fD_BwE&amp;gross_price=true&amp;mckv=GpQL4ewK_dc|pcrid|80993883422|&amp;CMP=KNC-GFR-GEN-SHOPPING-2362837</text:p>
          </table:table-cell>
          <table:table-cell table:style-name="ce55" office:value-type="float" office:value="0">
            <text:p>0</text:p>
          </table:table-cell>
          <table:table-cell table:style-name="ce64" table:formula="of:=SUM([.B46:.H46])-[.I46]" office:value-type="float" office:value="6">
            <text:p>6</text:p>
          </table:table-cell>
          <table:table-cell table:number-columns-repeated="1014"/>
        </table:table-row>
        <table:table-row table:style-name="ro16">
          <table:table-cell table:style-name="ce54" office:value-type="string">
            <text:p>Carte Teensy 3.2</text:p>
          </table:table-cell>
          <table:table-cell table:style-name="ce56"/>
          <table:table-cell table:style-name="ce58" office:value-type="float" office:value="3">
            <text:p>3</text:p>
          </table:table-cell>
          <table:table-cell table:style-name="ce56" office:value-type="float" office:value="3">
            <text:p>3</text:p>
          </table:table-cell>
          <table:table-cell table:style-name="ce56" table:number-columns-repeated="3"/>
          <table:table-cell table:style-name="ce61"/>
          <table:table-cell table:style-name="ce56" office:value-type="float" office:value="5">
            <text:p>5</text:p>
          </table:table-cell>
          <table:table-cell table:style-name="ce65" table:formula="of:=SUM([.B47:.H47])-[.I47]" office:value-type="float" office:value="1">
            <text:p>1</text:p>
          </table:table-cell>
          <table:table-cell table:number-columns-repeated="1014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Tableau2" table:target-range-address="Timer.A1:Timer.K17" table:display-filter-buttons="true"/>
        <table:database-range table:name="Tableau24" table:target-range-address="Carte_avant.A1:Carte_avant.K30" table:display-filter-buttons="true"/>
        <table:database-range table:name="Tableau245" table:target-range-address="Carte_arrière.A1:Carte_arrière.K34" table:display-filter-buttons="true"/>
        <table:database-range table:name="Tableau2452" table:target-range-address="Faisceau.A1:Faisceau.K26" table:display-filter-buttons="true"/>
        <table:database-range table:name="Tableau24526" table:target-range-address="Tableau_de_Bord.A1:Tableau_de_Bord.K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 Bold1" svg:font-family="'Adobe Caslon Pro Bold'"/>
    <style:font-face style:name="Calibri" svg:font-family="Calibri"/>
    <style:font-face style:name="Verdana" svg:font-family="Verdana"/>
    <style:font-face style:name="Adobe Caslon Pro Bold" svg:font-family="'Adobe Caslon Pro Bold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9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16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7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8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Monétaire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1/28/2020</text:date>, <text:time>16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rentin Lepais</meta:initial-creator>
    <meta:creation-date>2019-11-26T19:29:26Z</meta:creation-date>
    <dc:date>2020-01-28T16:27:37.44</dc:date>
    <meta:editing-duration>PT6H30M36S</meta:editing-duration>
    <meta:editing-cycles>1</meta:editing-cycles>
    <meta:document-statistic meta:table-count="6" meta:cell-count="958" meta:object-count="0"/>
  </office:meta>
</office:document-meta>
</file>